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.0382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F1" style:family="table-cell">
      <style:table-cell-properties fo:background-color="#00599d" fo:padding="0.0382in" fo:border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3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3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4" style:family="table-cell">
      <style:table-cell-properties fo:background-color="transparent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B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5" style:family="table-cell">
      <style:table-cell-properties fo:background-color="#dddddd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5" style:family="table-cell">
      <style:table-cell-properties fo:background-color="#dddddd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Table1.A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B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C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D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E6" style:family="table-cell">
      <style:table-cell-properties fo:background-color="#adc5e7" fo:padding="0.0382in" fo:border-left="0.75pt solid #00599d" fo:border-right="none" fo:border-top="none" fo:border-bottom="0.75pt solid #00599d" style:writing-mode="page">
        <style:background-image/>
      </style:table-cell-properties>
    </style:style>
    <style:style style:name="Table1.F6" style:family="table-cell">
      <style:table-cell-properties fo:background-color="#adc5e7" fo:padding="0.0382in" fo:border-left="0.75pt solid #00599d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edb8" officeooo:paragraph-rsid="0014ed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edb8" officeooo:paragraph-rsid="0014ed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8b6e" officeooo:paragraph-rsid="001a8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9414f" officeooo:paragraph-rsid="001941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de1e" officeooo:paragraph-rsid="001bd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edb" officeooo:paragraph-rsid="001c6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053" officeooo:paragraph-rsid="0015f0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8fb7" officeooo:paragraph-rsid="00178f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5f053" officeooo:paragraph-rsid="0015f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78fb7" officeooo:paragraph-rsid="00178f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9414f" officeooo:paragraph-rsid="00194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a222e"/>
    </style:style>
    <style:style style:name="T2" style:family="text">
      <style:text-properties officeooo:rsid="001bde1e"/>
    </style:style>
    <style:style style:name="T3" style:family="text">
      <style:text-properties officeooo:rsid="001c6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Algebra 1 <text:s text:c="2"/>4/1 – 4/5 <text:s text:c="2"/>Dr. Stockett</text:p>
      <text:p text:style-name="P2"/>
      <text:p text:style-name="P2"/>
      <table:table table:name="Table1" table:style-name="Table1" table:template-name="Box List Blue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 table:style-name="Table1.1">
          <table:table-cell table:style-name="Table1.A2" office:value-type="string">
            <text:p text:style-name="P6">Standards and benchmarks</text:p>
          </table:table-cell>
          <table:table-cell table:style-name="Table1.B2" office:value-type="string">
            <text:p text:style-name="P7">HSF.IF.B.6</text:p>
          </table:table-cell>
          <table:table-cell table:style-name="Table1.C2" office:value-type="string">
            <text:p text:style-name="P7">HSF.IF.C.<text:span text:style-name="T2">6</text:span></text:p>
            <text:p text:style-name="P7">HSF.IF.C.7</text:p>
          </table:table-cell>
          <table:table-cell table:style-name="Table1.D2" office:value-type="string">
            <text:p text:style-name="P7">HSF.IF.C.7</text:p>
          </table:table-cell>
          <table:table-cell table:style-name="Table1.E2" office:value-type="string">
            <text:p text:style-name="P7">HSF.IF.7</text:p>
          </table:table-cell>
          <table:table-cell table:style-name="Table1.F2" office:value-type="string">
            <text:p text:style-name="P7">HSF.IF.7</text:p>
          </table:table-cell>
        </table:table-row>
        <table:table-row table:style-name="Table1.1">
          <table:table-cell table:style-name="Table1.A3" office:value-type="string">
            <text:p text:style-name="P6">Vocabulary</text:p>
          </table:table-cell>
          <table:table-cell table:style-name="Table1.B3" office:value-type="string">
            <text:p text:style-name="P8">Piece wise functions.</text:p>
            <text:p text:style-name="P9"><text:span text:style-name="T1">Review d</text:span>ependent/Independent variable</text:p>
            <text:p text:style-name="P9">Domain, Range</text:p>
            <text:p text:style-name="P9">Vertical/horizontal line test</text:p>
          </table:table-cell>
          <table:table-cell table:style-name="Table1.C3" office:value-type="string">
            <text:p text:style-name="P10">Piecewise functions, step functions, rate of change</text:p>
          </table:table-cell>
          <table:table-cell table:style-name="Table1.D3" office:value-type="string">
            <text:p text:style-name="P10">Rate of change.</text:p>
            <text:p text:style-name="P10">Sets: interval notation, roster notation. </text:p>
          </table:table-cell>
          <table:table-cell table:style-name="Table1.E3" office:value-type="string">
            <text:p text:style-name="P10">Inequalities.</text:p>
          </table:table-cell>
          <table:table-cell table:style-name="Table1.F3" office:value-type="string">
            <text:p text:style-name="P10">Inequalities and <text:span text:style-name="T3">u</text:span>nion,intersection of intervals.</text:p>
          </table:table-cell>
        </table:table-row>
        <table:table-row table:style-name="Table1.1">
          <table:table-cell table:style-name="Table1.A2" office:value-type="string">
            <text:p text:style-name="P6">I can ..</text:p>
          </table:table-cell>
          <table:table-cell table:style-name="Table1.B4" office:value-type="string">
            <text:p text:style-name="P9"><text:span text:style-name="T3">I can r</text:span>ecall terminology about functions and identify one-to-one functions</text:p>
          </table:table-cell>
          <table:table-cell table:style-name="Table1.C4" office:value-type="string">
            <text:p text:style-name="P11">I can recognize discontinuities and find rates of change for linear sections.</text:p>
          </table:table-cell>
          <table:table-cell table:style-name="Table1.D4" office:value-type="string">
            <text:p text:style-name="P11">I can recognize forms of representing sets and identify infinite and finite sets of real numbers.</text:p>
          </table:table-cell>
          <table:table-cell table:style-name="Table1.E4" office:value-type="string">
            <text:p text:style-name="P11">I can solve inequalities with positive coefficients and give the solution in two different ways.</text:p>
          </table:table-cell>
          <table:table-cell table:style-name="Table1.F4" office:value-type="string">
            <text:p text:style-name="P11">I can solve simultaneous inequalities in one variable and give the solution in two forms. </text:p>
          </table:table-cell>
        </table:table-row>
        <table:table-row table:style-name="Table1.1">
          <table:table-cell table:style-name="Table1.A3" office:value-type="string">
            <text:p text:style-name="P12">Activities</text:p>
          </table:table-cell>
          <table:table-cell table:style-name="Table1.B5" office:value-type="string">
            <text:p text:style-name="P13">Ppt </text:p>
          </table:table-cell>
          <table:table-cell table:style-name="Table1.C5" office:value-type="string">
            <text:p text:style-name="P13">Guided Notes</text:p>
          </table:table-cell>
          <table:table-cell table:style-name="Table1.D5" office:value-type="string">
            <text:p text:style-name="P9">Ppt</text:p>
          </table:table-cell>
          <table:table-cell table:style-name="Table1.E5" office:value-type="string">
            <text:p text:style-name="P9">Guided Notes</text:p>
          </table:table-cell>
          <table:table-cell table:style-name="Table1.F5" office:value-type="string">
            <text:p text:style-name="P9">Ppt</text:p>
          </table:table-cell>
        </table:table-row>
        <table:table-row table:style-name="Table1.1">
          <table:table-cell table:style-name="Table1.A6" office:value-type="string">
            <text:p text:style-name="P14">Assessment</text:p>
          </table:table-cell>
          <table:table-cell table:style-name="Table1.B6" office:value-type="string">
            <text:p text:style-name="P15">BOW assessment</text:p>
          </table:table-cell>
          <table:table-cell table:style-name="Table1.C6" office:value-type="string">
            <text:p text:style-name="P16">Binder Update</text:p>
          </table:table-cell>
          <table:table-cell table:style-name="Table1.D6" office:value-type="string">
            <text:p text:style-name="P15">MOW assessment</text:p>
          </table:table-cell>
          <table:table-cell table:style-name="Table1.E6" office:value-type="string">
            <text:p text:style-name="P16">Binder Update</text:p>
          </table:table-cell>
          <table:table-cell table:style-name="Table1.F6" office:value-type="string">
            <text:p text:style-name="P15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2T16:14:46.705945370</dc:date>
    <meta:editing-duration>PT9M12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41" meta:word-count="147" meta:character-count="1026" meta:non-whitespace-character-count="906"/>
  </office:meta>
</office:document-meta>
</file>